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3832521292442854364" text:style-name="L1">
        <text:list-item>
          <text:p text:style-name="P6">Create TileScript.cs with all properties/methods</text:p>
        </text:list-item>
        <text:list-item>
          <text:p text:style-name="P6">Create Tile prefabs/sprites</text:p>
        </text:list-item>
        <text:list-item>
          <text:p text:style-name="P6">Implement tile types</text:p>
          <text:list>
            <text:list-item>
              <text:p text:style-name="P6">dirt </text:p>
            </text:list-item>
            <text:list-item>
              <text:p text:style-name="P6">grass</text:p>
            </text:list-item>
            <text:list-item>
              <text:p text:style-name="P6">deep water</text:p>
            </text:list-item>
          </text:list>
        </text:list-item>
      </text:list>
      <text:list xml:id="list6686481525023640607" text:style-name="L2">
        <text:list-item>
          <text:p text:style-name="P7">Implement tile bool properties</text:p>
          <text:list>
            <text:list-item>
              <text:p text:style-name="P7">IsWalkable</text:p>
            </text:list-item>
            <text:list-item>
              <text:p text:style-name="P7">IsOccupiable</text:p>
            </text:list-item>
            <text:list-item>
              <text:p text:style-name="P7">IsBlockingLoS</text:p>
            </text:list-item>
            <text:list-item>
              <text:p text:style-name="P7">IsBuildable</text:p>
            </text:list-item>
            <text:list-item>
              <text:p text:style-name="P7">ProvidesHalfCover</text:p>
            </text:list-item>
            <text:list-item>
              <text:p text:style-name="P7">ProvidesFullCover</text:p>
            </text:list-item>
          </text:list>
        </text:list-item>
      </text:list>
      <text:p text:style-name="P1">World</text:p>
      <text:list xml:id="list9059252511605488502" text:style-name="L3">
        <text:list-item>
          <text:p text:style-name="P8">Create LevelManager/generator script</text:p>
        </text:list-item>
        <text:list-item>
          <text:p text:style-name="P8">Levelmanager creates world from text file</text:p>
        </text:list-item>
        <text:list-item>
          <text:p text:style-name="P8">Implement tile/world object creation pairings that create the combo's on map generation</text:p>
          <text:list>
            <text:list-item>
              <text:p text:style-name="P8">Grass with tree</text:p>
            </text:list-item>
            <text:list-item>
              <text:p text:style-name="P8">Grass with rubble</text:p>
            </text:list-item>
            <text:list-item>
              <text:p text:style-name="P8">Dirt with tree</text:p>
            </text:list-item>
            <text:list-item>
              <text:p text:style-name="P8">Dirt with Rock</text:p>
            </text:list-item>
            <text:list-item>
              <text:p text:style-name="P8">dirt with gold node</text:p>
            </text:list-item>
            <text:list-item>
              <text:p text:style-name="P8">dirt with steel node</text:p>
            </text:list-item>
            <text:list-item>
              <text:p text:style-name="P8">dirt with rubble</text:p>
            </text:list-item>
          </text:list>
        </text:list-item>
      </text:list>
      <text:p text:style-name="P1"><text:soft-page-break/>World Objects</text:p>
      <text:list xml:id="list2476814541784437235" text:style-name="L4">
        <text:list-item>
          <text:p text:style-name="P9">Implement WorldObject.cs / inheritance structure</text:p>
        </text:list-item>
        <text:list-item>
          <text:p text:style-name="P9">Implement worldobject prefabs</text:p>
          <text:list>
            <text:list-item>
              <text:p text:style-name="P9">tree</text:p>
            </text:list-item>
            <text:list-item>
              <text:p text:style-name="P9">rubble</text:p>
            </text:list-item>
            <text:list-item>
              <text:p text:style-name="P9">Gold Node</text:p>
            </text:list-item>
            <text:list-item>
              <text:p text:style-name="P9">Steel Node</text:p>
            </text:list-item>
            <text:list-item>
              <text:p text:style-name="P9">Rock</text:p>
            </text:list-item>
          </text:list>
        </text:list-item>
        <text:list-item>
          <text:p text:style-name="P9">Implement world object bool properties</text:p>
          <text:list>
            <text:list-item>
              <text:p text:style-name="P9">PreventsMovementThrough</text:p>
            </text:list-item>
            <text:list-item>
              <text:p text:style-name="P9">PreventsOccupation</text:p>
            </text:list-item>
            <text:list-item>
              <text:p text:style-name="P9">BlocksLoS</text:p>
            </text:list-item>
            <text:list-item>
              <text:p text:style-name="P9">ProvidesHalfCover</text:p>
            </text:list-item>
            <text:list-item>
              <text:p text:style-name="P9">ProvidesFullCover</text:p>
            </text:list-item>
          </text:list>
        </text:list-item>
      </text:list>
      <text:p text:style-name="P4">Sprint 2: Defenders, Enemies, Weapons, Movement, Abilities (completed 20/9/19)</text:p>
      <text:list xml:id="list7705938971561283133" text:style-name="L5">
        <text:list-item>
          <text:p text:style-name="P10">Create LivingEntity cs and inheritance structure</text:p>
        </text:list-item>
        <text:list-item>
          <text:p text:style-name="P10">Create rifleman prefab</text:p>
        </text:list-item>
        <text:list-item>
          <text:p text:style-name="P10">Create Hive Charge and Hive Spitter prefabs</text:p>
        </text:list-item>
        <text:list-item>
          <text:p text:style-name="P10">Create UI panel for buying/selecting/placing defenders</text:p>
        </text:list-item>
        <text:list-item>
          <text:p text:style-name="P10">Create scripts</text:p>
          <text:list>
            <text:list-item>
              <text:p text:style-name="P10">AbilityDataSO</text:p>
            </text:list-item>
            <text:list-item>
              <text:p text:style-name="P10">Ability</text:p>
            </text:list-item>
            <text:list-item>
              <text:p text:style-name="P10">Ability Library</text:p>
            </text:list-item>
            <text:list-item>
              <text:p text:style-name="P10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690203910304735957" text:style-name="L6">
        <text:list-item>
          <text:p text:style-name="P11">LoS implement DONE</text:p>
        </text:list-item>
        <text:list-item>
          <text:p text:style-name="P11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359264908571661784" text:style-name="L7">
        <text:list-item>
          <text:p text:style-name="P12">Enemies target spaceship correctly DONE</text:p>
          <text:list>
            <text:list-item>
              <text:p text:style-name="P12">no erorrs occur when spaceship is destroyed DONE</text:p>
            </text:list-item>
          </text:list>
        </text:list-item>
        <text:list-item>
          <text:p text:style-name="P12">Spaceship HandleDeath method triggers eventmanager method DONE</text:p>
        </text:list-item>
        <text:list-item>
          <text:p text:style-name="P12">Implement EventManager StartNewGameOverEvent() DONE</text:p>
        </text:list-item>
        <text:list-item>
          <text:p text:style-name="P12">Camera moves towards and looks at space ship when destroyed DONE</text:p>
        </text:list-item>
        <text:list-item>
          <text:p text:style-name="P12">Space ship explosion animation OR yield wait for 2 seconds implemented DONE</text:p>
        </text:list-item>
        <text:list-item>
          <text:p text:style-name="P12">Game over panel created and designed DONE</text:p>
        </text:list-item>
        <text:list-item>
          <text:p text:style-name="P12">game over panel “Start Again” button reloads the scene DONE</text:p>
        </text:list-item>
        <text:list-item>
          <text:p text:style-name="P12">Add DontDestroyOnLoad() to all required singleton objects DONE</text:p>
        </text:list-item>
      </text:list>
      <text:p text:style-name="P4">Sprint 5: Camera movement (completed 23/9/19)</text:p>
      <text:list xml:id="list6619533452761146009" text:style-name="L8">
        <text:list-item>
          <text:p text:style-name="P13">Import cinemachine assets DONE</text:p>
        </text:list-item>
        <text:list-item>
          <text:p text:style-name="P13">Import cameramanager script from previous project DONE</text:p>
        </text:list-item>
        <text:list-item>
          <text:p text:style-name="P13">change all camera settings DONE</text:p>
          <text:list>
            <text:list-item>
              <text:p text:style-name="P13">camera is now orthographic, not perspective DONE</text:p>
            </text:list-item>
            <text:list-item>
              <text:p text:style-name="P13">fine tune camera settings / limitations DONE</text:p>
              <text:list>
                <text:list-item>
                  <text:p text:style-name="P13">min/max camera zoom</text:p>
                </text:list-item>
                <text:list-item>
                  <text:p text:style-name="P13">camera zoom speed</text:p>
                </text:list-item>
                <text:list-item>
                  <text:p text:style-name="P13">camera look speed</text:p>
                </text:list-item>
              </text:list>
            </text:list-item>
          </text:list>
        </text:list-item>
      </text:list>
      <text:list xml:id="list4651091655677004336" text:style-name="L9">
        <text:list-item>
          <text:p text:style-name="P14">Implement camera looks at defender when selected DONE</text:p>
        </text:list-item>
        <text:list-item>
          <text:p text:style-name="P14">Implement camera looks at enemy during their activation DONE</text:p>
        </text:list-item>
        <text:list-item>
          <text:p text:style-name="P14">Implement camera looks at spaceship when it destroyed during game over event DONE</text:p>
        </text:list-item>
        <text:list-item>
          <text:p text:style-name="P14">Remove bugs, jittererness DONE</text:p>
        </text:list-item>
      </text:list>
      <text:p text:style-name="P4">Sprint 6: Tile logic updates (completed 23/9/19)</text:p>
      <text:list xml:id="list6709019253990058011" text:style-name="L10">
        <text:list-item>
          <text:p text:style-name="P15">refactor levelmanager occupy/unoccupy tile logic into tilescript DONE</text:p>
        </text:list-item>
        <text:list-item>
          <text:p text:style-name="P15">rework bool properties that handle occupation, Los and moveability of tiles DONE</text:p>
        </text:list-item>
        <text:list-item>
          <text:p text:style-name="P15">rework methods that handle occupation, Los and moveability of tiles DONE</text:p>
        </text:list-item>
        <text:list-item>
          <text:p text:style-name="P15"><text:soft-page-break/>Update Astar pathfinding and getpath method DONE</text:p>
        </text:list-item>
      </text:list>
      <text:p text:style-name="P4">Sprint 7: Simple map and new world objects</text:p>
      <text:list xml:id="list615583592070582472" text:style-name="L11">
        <text:list-item>
          <text:p text:style-name="P16">Design and implement a simple but tactically interesting map for early dev phase DONE</text:p>
        </text:list-item>
        <text:list-item>
          <text:p text:style-name="P16">Rubble world object implemented and working DONE</text:p>
        </text:list-item>
        <text:list-item>
          <text:p text:style-name="P16">All tiles working DONE</text:p>
          <text:list>
            <text:list-item>
              <text:p text:style-name="P16">Water prevents movemen through and on DONE</text:p>
            </text:list-item>
          </text:list>
        </text:list-item>
      </text:list>
      <text:list xml:id="list6024233933533345183" text:style-name="L12">
        <text:list-item>
          <text:p text:style-name="P17">All world objects working DONE</text:p>
          <text:list>
            <text:list-item>
              <text:p text:style-name="P17">rubble can be moved through but not moved on DONE</text:p>
            </text:list-item>
            <text:list-item>
              <text:p text:style-name="P17">trees cant be moved through or on DONE</text:p>
            </text:list-item>
            <text:list-item>
              <text:p text:style-name="P17">rock walls cant be moved through or on DONE</text:p>
            </text:list-item>
          </text:list>
        </text:list-item>
      </text:list>
      <text:list xml:id="list6609361667382737021" text:style-name="L13">
        <text:list-item>
          <text:p text:style-name="P18">New camoflage system DONE</text:p>
        </text:list-item>
      </text:list>
      <text:list xml:id="list8140435220978274765" text:style-name="L14">
        <text:list-item>
          <text:p text:style-name="P19">camoflage is applied whenever a character moves onto a grass tile DONE</text:p>
        </text:list-item>
        <text:list-item>
          <text:p text:style-name="P19">camoflage is removed whenever a characters moves onto a tile that is not a grass tile DONE</text:p>
        </text:list-item>
      </text:list>
      <text:p text:style-name="P4">Sprint 8: Income, resources and costs (completed 23/9/19)</text:p>
      <text:list xml:id="list1035482540679519594" text:style-name="L15">
        <text:list-item>
          <text:p text:style-name="P20">Implement PlayerDataManager script (replaces GameManager) DONE</text:p>
        </text:list-item>
      </text:list>
      <text:list xml:id="list3061405720388765610" text:style-name="L16">
        <text:list-item>
          <text:p text:style-name="P21">PlayerDataManager.ModifyGold working DONE</text:p>
          <text:list>
            <text:list-item>
              <text:p text:style-name="P21">modifies currentGold variable DONE</text:p>
            </text:list-item>
            <text:list-item>
              <text:p text:style-name="P21">updates gold amount text on top panel DONE</text:p>
            </text:list-item>
          </text:list>
        </text:list-item>
        <text:list-item>
          <text:p text:style-name="P21">Gold</text:p>
          <text:list>
            <text:list-item>
              <text:p text:style-name="P21">Player starts with X gold (maybe 10) working DONE</text:p>
            </text:list-item>
            <text:list-item>
              <text:p text:style-name="P21">Rifleman has a gold cost stat</text:p>
            </text:list-item>
            <text:list-item>
              <text:p text:style-name="P21">Buying a rifleman reduces gold DONE</text:p>
            </text:list-item>
            <text:list-item>
              <text:p text:style-name="P21">Player cannot buy a rifleman if they do not not have enough gold DONE</text:p>
            </text:list-item>
            <text:list-item>
              <text:p text:style-name="P21">Player generates gold passively on turn start working DONE</text:p>
            </text:list-item>
          </text:list>
        </text:list-item>
      </text:list>
      <text:list xml:id="list1108272822181457602" text:style-name="L17">
        <text:list-item>
          <text:p text:style-name="P22">ToweButton Script complete rework DONE</text:p>
        </text:list-item>
      </text:list>
      <text:list xml:id="list1227970721264054041" text:style-name="L18">
        <text:list-item>
          <text:p text:style-name="P23">Change name: DefenderButton DONE</text:p>
        </text:list-item>
        <text:list-item>
          <text:p text:style-name="P23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1734897048831533434" text:style-name="L19">
        <text:list-item>
          <text:p text:style-name="P24">Add top panel text to indicate the current player turn DONE</text:p>
        </text:list-item>
        <text:list-item>
          <text:p text:style-name="P24">Give turnmanager a reference to this text DONE</text:p>
        </text:list-item>
        <text:list-item>
          <text:p text:style-name="P24">Decide timing of when a new enemy wave spawns (on player turn start? End?) DONE (player tur start, before defender.OnTurnStart events) DONE</text:p>
        </text:list-item>
        <text:list-item>
          <text:p text:style-name="P24">New methods</text:p>
          <text:list>
            <text:list-item>
              <text:p text:style-name="P24">UpdatePlayerTurnText DONE</text:p>
            </text:list-item>
            <text:list-item>
              <text:p text:style-name="P24">ModifyPlayerTurnCount DONE</text:p>
            </text:list-item>
          </text:list>
        </text:list-item>
      </text:list>
      <text:list xml:id="list1670716647365604653" text:style-name="L20">
        <text:list-item>
          <text:p text:style-name="P25">Change enemy sprites</text:p>
          <text:list>
            <text:list-item>
              <text:p text:style-name="P25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3773229648008513034" text:style-name="L21">
        <text:list-item>
          <text:p text:style-name="P26">PlayerDataManager has a current troop amount and max troop amount property DONE</text:p>
        </text:list-item>
        <text:list-item>
          <text:p text:style-name="P26">top panel display current and max troop count values DONE</text:p>
          <text:list>
            <text:list-item>
              <text:p text:style-name="P26">get troop count icon DONE</text:p>
            </text:list-item>
            <text:list-item>
              <text:p text:style-name="P26">current troop count text DONE</text:p>
            </text:list-item>
            <text:list-item>
              <text:p text:style-name="P26">max troop count text DONE</text:p>
            </text:list-item>
          </text:list>
        </text:list-item>
      </text:list>
      <text:list xml:id="list6566588238715184404" text:style-name="L22">
        <text:list-item>
          <text:p text:style-name="P27">Player Data manager</text:p>
          <text:list>
            <text:list-item>
              <text:p text:style-name="P27">ModifyCurrentTroopCount DONE</text:p>
            </text:list-item>
            <text:list-item>
              <text:p text:style-name="P27">ModifyCurrentTroopCountText DONE</text:p>
            </text:list-item>
            <text:list-item>
              <text:p text:style-name="P27">ModifyMaxTroopCount DONE</text:p>
            </text:list-item>
            <text:list-item>
              <text:p text:style-name="P27">ModifyMaxtTroopCountText DONE</text:p>
            </text:list-item>
            <text:list-item>
              <text:p text:style-name="P27">Global settings has a property for starting troop count limit DONE</text:p>
            </text:list-item>
          </text:list>
        </text:list-item>
      </text:list>
      <text:list xml:id="list20809722" text:continue-list="list3773229648008513034" text:style-name="L21">
        <text:list-item>
          <text:p text:style-name="P26">Implement defender troop cost</text:p>
          <text:list>
            <text:list-item>
              <text:p text:style-name="P26">defenders have a troop cost property DONE</text:p>
            </text:list-item>
            <text:list-item>
              <text:p text:style-name="P26">recruiting a defender increases troop count DONE</text:p>
            </text:list-item>
            <text:list-item>
              <text:p text:style-name="P26"><text:soft-page-break/>a defender dying reduces the current troop count DONE</text:p>
            </text:list-item>
            <text:list-item>
              <text:p text:style-name="P26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8506697486302516680" text:style-name="L23">
        <text:list-item>
          <text:p text:style-name="P28">Rifleman abilities</text:p>
          <text:list>
            <text:list-item>
              <text:p text:style-name="P28">Throw Hand Grenade DONE</text:p>
            </text:list-item>
            <text:list-item>
              <text:p text:style-name="P28">Overwatch working DONE</text:p>
              <text:list>
                <text:list-item>
                  <text:p text:style-name="P28">overwatch applies 'Overwatch' passive DONE</text:p>
                </text:list-item>
              </text:list>
            </text:list-item>
            <text:list-item>
              <text:p text:style-name="P28">Dig in</text:p>
              <text:list>
                <text:list-item>
                  <text:p text:style-name="P28">dig in applies 'Entrenchment' DONE</text:p>
                </text:list-item>
              </text:list>
            </text:list-item>
            <text:list-item>
              <text:p text:style-name="P28">Overwatch passive</text:p>
              <text:list>
                <text:list-item>
                  <text:p text:style-name="P28">overwatch coroutine yields correctly while attack is resolved DONE</text:p>
                </text:list-item>
                <text:list-item>
                  <text:p text:style-name="P28">overwatch is removed after the attack is resolved DONE</text:p>
                </text:list-item>
              </text:list>
            </text:list-item>
            <text:list-item>
              <text:p text:style-name="P28">Entrenchment passive<text:tab/></text:p>
              <text:list>
                <text:list-item>
                  <text:p text:style-name="P28">Moving cancels entrenchment DONE</text:p>
                </text:list-item>
                <text:list-item>
                  <text:p text:style-name="P28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6301450688506887168" text:style-name="L24">
        <text:list-item>
          <text:p text:style-name="P29">Design + implement 1 new defender DONE</text:p>
        </text:list-item>
        <text:list-item>
          <text:p text:style-name="P29">UI mini cleanup</text:p>
          <text:list>
            <text:list-item>
              <text:p text:style-name="P29">spell info box sorting order should be above most things (currently sits behind weapons view) DONE</text:p>
            </text:list-item>
            <text:list-item>
              <text:p text:style-name="P29">defenders automatically display ranged weapon info box on selection. Turn this off DONE</text:p>
            </text:list-item>
          </text:list>
        </text:list-item>
        <text:list-item>
          <text:p text:style-name="P29">Defender Button panel DONE</text:p>
          <text:list>
            <text:list-item>
              <text:p text:style-name="P29">redesign view / size / sprites used etc DONE</text:p>
            </text:list-item>
            <text:list-item>
              <text:p text:style-name="P29">panel is disabled during enemy turn /defenders cannot be during enemy turn DONE</text:p>
            </text:list-item>
          </text:list>
        </text:list-item>
        <text:list-item>
          <text:p text:style-name="P29">Defender button</text:p>
          <text:list>
            <text:list-item>
              <text:p text:style-name="P29">displays sprite of character DONE</text:p>
            </text:list-item>
            <text:list-item>
              <text:p text:style-name="P29">displays gold cost <text:s/>DONE</text:p>
            </text:list-item>
            <text:list-item>
              <text:p text:style-name="P29">display troop cost DONE</text:p>
            </text:list-item>
            <text:list-item>
              <text:p text:style-name="P29"><text:soft-page-break/>On mouse over display an info panel which contains (do in future sprint, not needed now)</text:p>
              <text:list>
                <text:list-item>
                  <text:p text:style-name="P29">troop name</text:p>
                </text:list-item>
                <text:list-item>
                  <text:p text:style-name="P29">troop description</text:p>
                  <text:list>
                    <text:list-item>
                      <text:p text:style-name="P29">starting weapons (maybe)</text:p>
                    </text:list-item>
                    <text:list-item>
                      <text:p text:style-name="P29">starting abilities (maybe)</text:p>
                    </text:list-item>
                    <text:list-item>
                      <text:p text:style-name="P29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7034606741000411161" text:style-name="L25">
        <text:list-item>
          <text:p text:style-name="P30">Tiles display a shield (full cover) or half shield (half cover) when moused over to indicate that they give cover from a certain direction</text:p>
        </text:list-item>
        <text:list-item>
          <text:p text:style-name="P30">Create New Script: TileCoverHover</text:p>
          <text:list>
            <text:list-item>
              <text:p text:style-name="P30">tile prefabs need a shield and half shield icon place at north, south, east west DONE</text:p>
            </text:list-item>
            <text:list-item>
              <text:p text:style-name="P30">update tile OnMouseOver method DONE</text:p>
              <text:list>
                <text:list-item>
                  <text:p text:style-name="P30">if(defender is awaiting any kind of move order) </text:p>
                  <text:list>
                    <text:list-item>
                      <text:p text:style-name="P30">if(posLogic.GetNorthTile.providesHalfCover)</text:p>
                      <text:list>
                        <text:list-item>
                          <text:p text:style-name="P30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949245021534217112" text:style-name="L26">
        <text:list-item>
          <text:p text:style-name="P31">repeat this process for checking full cover and each other direction DONE</text:p>
        </text:list-item>
        <text:list-item>
          <text:p text:style-name="P31">need a way to check that a tile is no longer moused over, and then can turn off icons DONE</text:p>
          <text:list>
            <text:list-item>
              <text:p text:style-name="P31">OnNewTileMoused Over auto turns off all icons DONE</text:p>
            </text:list-item>
          </text:list>
        </text:list-item>
      </text:list>
      <text:list xml:id="list5441804295702897417" text:style-name="L27">
        <text:list-item>
          <text:p text:style-name="P32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1138315891146262027" text:style-name="L28">
        <text:list-item>
          <text:p text:style-name="P33">Design system to make the game scale with difficulty over time DONE</text:p>
        </text:list-item>
        <text:list-item>
          <text:p text:style-name="P33">Design more enemies + enemy wave combinations DONE</text:p>
        </text:list-item>
        <text:list-item>
          <text:p text:style-name="P33">Design enemy wave types (basic, elite) DONE</text:p>
        </text:list-item>
        <text:list-item>
          <text:p text:style-name="P33">Design enemy wave level/difficulty system DONE</text:p>
        </text:list-item>
        <text:list-item>
          <text:p text:style-name="P33">Design an elite enemy wave for level 1 and 2</text:p>
        </text:list-item>
      </text:list>
      <text:p text:style-name="P4">Sprint 15 Clean up start event (completed 27/9/19)</text:p>
      <text:list xml:id="list7540888128878945675" text:style-name="L29">
        <text:list-item>
          <text:p text:style-name="P34">Player begins the game with 4 rifleman DONE</text:p>
        </text:list-item>
        <text:list-item>
          <text:p text:style-name="P34">4 rifleman begin game in correct positions (2 tiles NE/NW/SE/SW of spaceship) DONE</text:p>
        </text:list-item>
        <text:list-item>
          <text:p text:style-name="P34"><text:soft-page-break/>Player starts with 0 gold DONE</text:p>
        </text:list-item>
      </text:list>
      <text:p text:style-name="P4">Sprint 16 Enemy Spawner / EnemyWaveSO updates + changes (completed 27/9/19)</text:p>
      <text:list xml:id="list1082044510085771639" text:style-name="L30">
        <text:list-item>
          <text:p text:style-name="P35">Rework EnemyWaveSO</text:p>
          <text:list>
            <text:list-item>
              <text:p text:style-name="P35">Waves have type (basic, elite) enum DONE</text:p>
            </text:list-item>
            <text:list-item>
              <text:p text:style-name="P35">Waves have level enum for difficulty DONE</text:p>
            </text:list-item>
          </text:list>
        </text:list-item>
      </text:list>
      <text:list xml:id="list8561727542928958155" text:style-name="L31">
        <text:list-item>
          <text:p text:style-name="P36">Enemy Spawner</text:p>
          <text:list>
            <text:list-item>
              <text:p text:style-name="P36">Create logic for spawning the right wave type/level at the right time DONE</text:p>
            </text:list-item>
          </text:list>
        </text:list-item>
      </text:list>
      <text:list xml:id="list3542208512463767669" text:style-name="L32">
        <text:list-item>
          <text:p text:style-name="P37">Update methods and logic for choosing which wave to spawn at which time DONE</text:p>
        </text:list-item>
      </text:list>
      <text:list xml:id="list20798002" text:continue-list="list8561727542928958155" text:style-name="L31">
        <text:list-item>
          <text:list>
            <text:list-item>
              <text:p text:style-name="P36">Implement new wave spawn sequence DONE</text:p>
              <text:list>
                <text:list-item>
                  <text:p text:style-name="P36">2x level 1 basic enemy waves</text:p>
                </text:list-item>
                <text:list-item>
                  <text:p text:style-name="P36">1x level 1 elite enemy wave</text:p>
                </text:list-item>
                <text:list-item>
                  <text:p text:style-name="P36">2x level 2 basic enemy waves</text:p>
                </text:list-item>
                <text:list-item>
                  <text:p text:style-name="P36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7126367677873846886" text:style-name="L33">
        <text:list-item>
          <text:p text:style-name="P38">decide on the universal stat line + passive trait for the broodling species DONE (no trait)</text:p>
        </text:list-item>
        <text:list-item>
          <text:p text:style-name="P38">implement broodling spitter DONE</text:p>
          <text:list>
            <text:list-item>
              <text:p text:style-name="P38">Acid spit working DONE</text:p>
            </text:list-item>
          </text:list>
        </text:list-item>
      </text:list>
      <text:p text:style-name="P4">Sprint 18: Design/Implement hive enemies (completed 27/9/19)</text:p>
      <text:list xml:id="list7084838352435476115" text:style-name="L34">
        <text:list-item>
          <text:p text:style-name="P39">decide on the universal stat line + passive trait for the broodling species DONE</text:p>
        </text:list-item>
        <text:list-item>
          <text:p text:style-name="P39">Implement hive spitter DONE</text:p>
        </text:list-item>
        <text:list-item>
          <text:p text:style-name="P39">Implement hive charger DONE</text:p>
        </text:list-item>
        <text:list-item>
          <text:p text:style-name="P39">Implement hive gunner DONE</text:p>
        </text:list-item>
        <text:list-item>
          <text:p text:style-name="P39">all new enemies working with no bugs DONE</text:p>
        </text:list-item>
      </text:list>
      <text:p text:style-name="P4">Sprint 19: New Defenders (completed 27/9/19)</text:p>
      <text:list xml:id="list2591118127758726449" text:style-name="L35">
        <text:list-item>
          <text:p text:style-name="P40">Design + Implement Machine Gunner DONE</text:p>
        </text:list-item>
        <text:list-item>
          <text:p text:style-name="P40">Design + Implement Marksman</text:p>
          <text:list>
            <text:list-item>
              <text:p text:style-name="P40">weapons DONE</text:p>
            </text:list-item>
            <text:list-item>
              <text:p text:style-name="P40">abilities DONE</text:p>
            </text:list-item>
            <text:list-item>
              <text:p text:style-name="P40"><text:soft-page-break/>passives DONE</text:p>
            </text:list-item>
          </text:list>
        </text:list-item>
      </text:list>
      <text:p text:style-name="P4">Sprint 20: Spaceship control zone (completed 27/9/19)</text:p>
      <text:list xml:id="list4070808896963613065" text:style-name="L36">
        <text:list-item>
          <text:p text:style-name="P41">Add a new List in level manager: spaceship control zone DONE</text:p>
        </text:list-item>
        <text:list-item>
          <text:p text:style-name="P41">new methods in levelmanager DONE</text:p>
          <text:list>
            <text:list-item>
              <text:p text:style-name="P41">GetSpaceShip control zone</text:p>
            </text:list-item>
            <text:list-item>
              <text:p text:style-name="P41">SetupSpaceship control zone</text:p>
            </text:list-item>
          </text:list>
        </text:list-item>
        <text:list-item>
          <text:p text:style-name="P41">clicking on a defender button highlight tiles within the control zone DONE</text:p>
        </text:list-item>
        <text:list-item>
          <text:p text:style-name="P41">defenders cannot be placed outside control zone DONE</text:p>
        </text:list-item>
        <text:list-item>
          <text:p text:style-name="P41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5762145519233565241" text:style-name="L37">
        <text:list-item>
          <text:p text:style-name="P42">During overwatch events, the camera auto moves/zooms in a away that shows the player the attacker, and the victim of the overwatch attack</text:p>
        </text:list-item>
      </text:list>
      <text:list xml:id="list3470098800187066508" text:style-name="L38">
        <text:list-item>
          <text:p text:style-name="P43">Logic/Method Ideas</text:p>
          <text:list>
            <text:list-item>
              <text:p text:style-name="P43">create method to find the centre point in between attacker and target DONE</text:p>
            </text:list-item>
            <text:list-item>
              <text:p text:style-name="P43">move cam to this position smoothly DONE</text:p>
            </text:list-item>
            <text:list-item>
              <text:p text:style-name="P43">create method to zoom out/in enough so both attacker and target can be seen DONE</text:p>
            </text:list-item>
            <text:list-item>
              <text:p text:style-name="P43">disable player input/control of the camera during this camera movement DONE</text:p>
            </text:list-item>
            <text:list-item>
              <text:p text:style-name="P43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5481481822330581912" text:style-name="L39">
        <text:list-item>
          <text:p text:style-name="P44">Camera focuses on centre tile on start DONE</text:p>
        </text:list-item>
        <text:list-item>
          <text:p text:style-name="P44">Spaceship is built, delay, then defenders DONE</text:p>
        </text:list-item>
        <text:list-item>
          <text:p text:style-name="P44">camera moves to enemy wave spawn centre tile DONE</text:p>
        </text:list-item>
        <text:list-item>
          <text:p text:style-name="P44">enemies spawn with a delay in between DONE</text:p>
        </text:list-item>
        <text:list-item>
          <text:p text:style-name="P44">enemies spawn with a portal VFX DONE</text:p>
        </text:list-item>
        <text:list-item>
          <text:p text:style-name="P44">camera returns to look at spaceship DONE</text:p>
        </text:list-item>
        <text:list-item>
          <text:p text:style-name="P44">turn 1 starts DONE</text:p>
        </text:list-item>
      </text:list>
      <text:p text:style-name="P4"><text:soft-page-break/>Sprint 23: Hit chance notification panel + manager (comleted 1/10/19)</text:p>
      <text:list xml:id="list8380299562131573099" text:style-name="L40">
        <text:list-item>
          <text:p text:style-name="P45">When an enemy is moused over while lining up a shot, a panel appears above the target displaying the hit % </text:p>
        </text:list-item>
      </text:list>
      <text:list xml:id="list4985639955004141891" text:style-name="L41">
        <text:list-item>
          <text:p text:style-name="P46">Design hit chance view panel DONE</text:p>
        </text:list-item>
        <text:list-item>
          <text:p text:style-name="P46">Implement logic </text:p>
          <text:list>
            <text:list-item>
              <text:p text:style-name="P46">Create new static object class: HitChanceHover DONE</text:p>
            </text:list-item>
            <text:list-item>
              <text:p text:style-name="P46">CalculateAndGetHitChance(attacker, target, ability, weapon) DONE</text:p>
            </text:list-item>
            <text:list-item>
              <text:p text:style-name="P46">Manager class has a panel object/prefab DONE</text:p>
            </text:list-item>
            <text:list-item>
              <text:p text:style-name="P46">On enemy mouse over, activate panel object, place it slightly above enemy DONE</text:p>
            </text:list-item>
            <text:list-item>
              <text:p text:style-name="P46">logic for knowing when to display + Display logic sequence</text:p>
              <text:list>
                <text:list-item>
                  <text:p text:style-name="P46">Enemy script has a OnMouseHover method DONE</text:p>
                </text:list-item>
                <text:list-item>
                  <text:p text:style-name="P46">If(selectedDefender awating any single target attack order)</text:p>
                  <text:list>
                    <text:list-item>
                      <text:p text:style-name="P46">EnablePanelView DONE</text:p>
                    </text:list-item>
                    <text:list-item>
                      <text:p text:style-name="P46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4175937287284302129" text:style-name="L42">
        <text:list-item>
          <text:p text:style-name="P47">HitChanceNotificationManager methods</text:p>
          <text:list>
            <text:list-item>
              <text:p text:style-name="P47">CalculateAndGetHitChance(attacker, target) DONE</text:p>
            </text:list-item>
            <text:list-item>
              <text:p text:style-name="P47">SetHitChanceTextValue(int newValue) DONE</text:p>
            </text:list-item>
            <text:list-item>
              <text:p text:style-name="P47">SetPanelViewState(bool onOrOff) DONE</text:p>
            </text:list-item>
            <text:list-item>
              <text:p text:style-name="P47">SetPanelPosition(LivingEntity entity) DONE</text:p>
              <text:list>
                <text:list-item>
                  <text:p text:style-name="P87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7178493768049492701" text:style-name="L43">
        <text:list-item>
          <text:p text:style-name="P88">Get panel sizing/scaling and positioning perfect</text:p>
        </text:list-item>
        <text:list-item>
          <text:p text:style-name="P88">Add info on aim/defense modifiers to panel view where applicable (enrenched, cover, etc)</text:p>
          <text:list>
            <text:list-item>
              <text:p text:style-name="P88">add entrenched DONE</text:p>
            </text:list-item>
            <text:list-item>
              <text:p text:style-name="P88">add dead eye DONE</text:p>
            </text:list-item>
            <text:list-item>
              <text:p text:style-name="P88">add cover DONE</text:p>
            </text:list-item>
            <text:list-item>
              <text:p text:style-name="P88">add half cover DONE</text:p>
            </text:list-item>
          </text:list>
        </text:list-item>
      </text:list>
      <text:list xml:id="list8541712863303044595" text:style-name="L44">
        <text:list-item>
          <text:p text:style-name="P89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959088861826256888" text:style-name="L45">
        <text:list-item>
          <text:p text:style-name="P48">Find sci-fi themed UI assets DONE</text:p>
        </text:list-item>
        <text:list-item>
          <text:p text:style-name="P48">Find sci-fi themed fonts from DaFont DONE</text:p>
        </text:list-item>
        <text:list-item>
          <text:p text:style-name="P48">Stats panel elements (mobility, energy, etc) display and info <text:s/>box over head when moused over</text:p>
          <text:list>
            <text:list-item>
              <text:p text:style-name="P48">e.g. Mobility: The distance in tiles this character can travel with a movement action.</text:p>
            </text:list-item>
          </text:list>
        </text:list-item>
        <text:list-item>
          <text:p text:style-name="P48">UI elements to update</text:p>
          <text:list>
            <text:list-item>
              <text:p text:style-name="P48">top panel DONE</text:p>
            </text:list-item>
            <text:list-item>
              <text:p text:style-name="P48">change all text mesh pro's to new fonts</text:p>
            </text:list-item>
            <text:list-item>
              <text:p text:style-name="P48">turn change notification panel DONE</text:p>
            </text:list-item>
            <text:list-item>
              <text:p text:style-name="P48">character buttons panel DONE</text:p>
            </text:list-item>
            <text:list-item>
              <text:p text:style-name="P48">HitChanceHover DONE</text:p>
            </text:list-item>
            <text:list-item>
              <text:p text:style-name="P48">SpellInfoBox DONE</text:p>
              <text:list>
                <text:list-item>
                  <text:p text:style-name="P48">this should hover above an ability when ability button is moused over DONE</text:p>
                </text:list-item>
              </text:list>
            </text:list-item>
            <text:list-item>
              <text:p text:style-name="P48">Character</text:p>
              <text:list>
                <text:list-item>
                  <text:p text:style-name="P48">ability bar DONE</text:p>
                </text:list-item>
                <text:list-item>
                  <text:p text:style-name="P48">ability icons </text:p>
                  <text:list>
                    <text:list-item>
                      <text:p text:style-name="P48">shoot DONE</text:p>
                    </text:list-item>
                    <text:list-item>
                      <text:p text:style-name="P48">move DONE</text:p>
                    </text:list-item>
                    <text:list-item>
                      <text:p text:style-name="P48">dig in DONE</text:p>
                    </text:list-item>
                    <text:list-item>
                      <text:p text:style-name="P48">charge DONE</text:p>
                    </text:list-item>
                    <text:list-item>
                      <text:p text:style-name="P48">overwatch DONE</text:p>
                    </text:list-item>
                    <text:list-item>
                      <text:p text:style-name="P48">dead eye DONE</text:p>
                    </text:list-item>
                    <text:list-item>
                      <text:p text:style-name="P48">throw hand grenade DONE</text:p>
                    </text:list-item>
                    <text:list-item>
                      <text:p text:style-name="P48">area supression DONE</text:p>
                    </text:list-item>
                  </text:list>
                </text:list-item>
                <text:list-item>
                  <text:p text:style-name="P48">AP pool DONE</text:p>
                </text:list-item>
                <text:list-item>
                  <text:p text:style-name="P48">stat panel / images DONE</text:p>
                </text:list-item>
                <text:list-item>
                  <text:p text:style-name="P90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4775238032575829900" text:style-name="L46">
        <text:list-item>
          <text:p text:style-name="P49"><text:soft-page-break/>New Scripts</text:p>
          <text:list>
            <text:list-item>
              <text:p text:style-name="P49">LootDataSO DONE</text:p>
              <text:list>
                <text:list-item>
                  <text:p text:style-name="P49">loot reward sprite</text:p>
                </text:list-item>
                <text:list-item>
                  <text:p text:style-name="P49">name</text:p>
                </text:list-item>
                <text:list-item>
                  <text:p text:style-name="P49">description</text:p>
                </text:list-item>
              </text:list>
            </text:list-item>
            <text:list-item>
              <text:p text:style-name="P49">LootBoxManager DONE</text:p>
              <text:list>
                <text:list-item>
                  <text:p text:style-name="P49">Contains the overlay game object, controls its visbility/activation</text:p>
                </text:list-item>
                <text:list-item>
                  <text:p text:style-name="P49">populates loot screen with 3 choices method</text:p>
                </text:list-item>
                <text:list-item>
                  <text:p text:style-name="P49">CreateLootBox</text:p>
                  <text:list>
                    <text:list-item>
                      <text:p text:style-name="P49">Create LB from a prefab</text:p>
                    </text:list-item>
                    <text:list-item>
                      <text:p text:style-name="P49">create a portal animation like with enemies</text:p>
                    </text:list-item>
                  </text:list>
                </text:list-item>
                <text:list-item>
                  <text:p text:style-name="P49">GetRandomLootBoxSpawnLocation</text:p>
                  <text:list>
                    <text:list-item>
                      <text:p text:style-name="P49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49">StartNewLootBoxCreatedEvent(coroutine)</text:p>
                  <text:list>
                    <text:list-item>
                      <text:p text:style-name="P49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4738062224383521660" text:style-name="L47">
        <text:list-item>
          <text:p text:style-name="P50">LootBoxLibrary DONE</text:p>
          <text:list>
            <text:list-item>
              <text:p text:style-name="P50">contains all the LootDataSO's</text:p>
            </text:list-item>
            <text:list-item>
              <text:p text:style-name="P50">getrandomLootDataSO</text:p>
            </text:list-item>
            <text:list-item>
              <text:p text:style-name="P50">Get3randombutdifferentLootDataSo's (for loot screen event)</text:p>
            </text:list-item>
          </text:list>
        </text:list-item>
      </text:list>
      <text:list xml:id="list20798479" text:continue-list="list4775238032575829900" text:style-name="L46">
        <text:list-item>
          <text:list>
            <text:list-item>
              <text:p text:style-name="P49">LootCard DONE</text:p>
              <text:list>
                <text:list-item>
                  <text:p text:style-name="P49">Gameobject that has button component for accepting reward</text:p>
                </text:list-item>
                <text:list-item>
                  <text:p text:style-name="P49">OnLootCardClicked</text:p>
                  <text:list>
                    <text:list-item>
                      <text:p text:style-name="P49">gain loot reward from this</text:p>
                    </text:list-item>
                    <text:list-item>
                      <text:p text:style-name="P49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786219604733267003" text:style-name="L48">
        <text:list-item>
          <text:p text:style-name="P51">LootBox DONE</text:p>
          <text:list>
            <text:list-item>
              <text:p text:style-name="P51">the actual monobehavior script attacked to the gameobject</text:p>
            </text:list-item>
          </text:list>
        </text:list-item>
      </text:list>
      <text:list xml:id="list20799804" text:continue-list="list20798479" text:style-name="L46">
        <text:list-item>
          <text:p text:style-name="P49">Design + implement loot box prefab and sprites</text:p>
          <text:list>
            <text:list-item>
              <text:p text:style-name="P49"><text:soft-page-break/>implement animation (make it bouncey, or have a waving flag, or highlights or something)</text:p>
            </text:list-item>
          </text:list>
        </text:list-item>
        <text:list-item>
          <text:p text:style-name="P49">Create system for generating loot boxes and define <text:s/>rules DONE</text:p>
          <text:list>
            <text:list-item>
              <text:p text:style-name="P49">generate which loot and how much of it</text:p>
            </text:list-item>
            <text:list-item>
              <text:p text:style-name="P49">generate a spawn location randomly and define rules (cant be dropped on invalid tiles, etc)</text:p>
            </text:list-item>
            <text:list-item>
              <text:p text:style-name="P49">dictate frequency of loot box spawning (min tim between spawns, max time between spawns)</text:p>
            </text:list-item>
          </text:list>
        </text:list-item>
        <text:list-item>
          <text:p text:style-name="P49">Lootbox interactions to implement DONE</text:p>
          <text:list>
            <text:list-item>
              <text:p text:style-name="P49">Loot box is destroyed when timer runs out</text:p>
            </text:list-item>
            <text:list-item>
              <text:p text:style-name="P49">Loot box is destroyed when looted</text:p>
            </text:list-item>
            <text:list-item>
              <text:p text:style-name="P49">Loot box can only be looted when a defender is adjacent to it</text:p>
            </text:list-item>
            <text:list-item>
              <text:p text:style-name="P49">Camera looks at lootbox when it expires/self destructs</text:p>
            </text:list-item>
          </text:list>
        </text:list-item>
      </text:list>
      <text:list xml:id="list7834484421549335482" text:style-name="L49">
        <text:list-item>
          <text:p text:style-name="P52">Loot box rewards DONE</text:p>
          <text:list>
            <text:list-item>
              <text:p text:style-name="P52">Design + implement 3 different lootbox rewards</text:p>
            </text:list-item>
          </text:list>
        </text:list-item>
      </text:list>
      <text:list xml:id="list6784202673005007630" text:style-name="L50">
        <text:list-item>
          <text:p text:style-name="P53">Loot box reward screen DONE</text:p>
          <text:list>
            <text:list-item>
              <text:p text:style-name="P53">design loot box canvas overlay screen</text:p>
            </text:list-item>
            <text:list-item>
              <text:p text:style-name="P53">implement loot card script</text:p>
            </text:list-item>
          </text:list>
        </text:list-item>
      </text:list>
      <text:list xml:id="list867742929474055455" text:style-name="L51">
        <text:list-item>
          <text:p text:style-name="P54">loot box spawns BEFORE character on turn start events, but before turn notification DONE</text:p>
        </text:list-item>
        <text:list-item>
          <text:p text:style-name="P54">loot box countdown timer decreases during this time frame correctly DONE</text:p>
        </text:list-item>
        <text:list-item>
          <text:p text:style-name="P54">camera looks at the loot box position as it spawns to notify player DONE</text:p>
        </text:list-item>
        <text:list-item>
          <text:p text:style-name="P54">turn manager yields and waits until this event has finished correctly DONE</text:p>
        </text:list-item>
        <text:list-item>
          <text:p text:style-name="P91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3592274529442193286" text:style-name="L52">
        <text:list-item>
          <text:p text:style-name="P55">Refactor all code in living entities related to ai logic in to AiLogic class</text:p>
        </text:list-item>
        <text:list-item>
          <text:p text:style-name="P55">Create LivingEntityLogic static class</text:p>
          <text:list>
            <text:list-item>
              <text:p text:style-name="P55">class manages logic and bools related to both enemies and defenders, such as</text:p>
              <text:list>
                <text:list-item>
                  <text:p text:style-name="P55">IsTargetInRange</text:p>
                </text:list-item>
                <text:list-item>
                  <text:p text:style-name="P55">IsEngagedInMelee</text:p>
                </text:list-item>
                <text:list-item>
                  <text:p text:style-name="P55">IsTargetValid</text:p>
                </text:list-item>
                <text:list-item>
                  <text:p text:style-name="P55"><text:soft-page-break/>IsAbilityValid</text:p>
                </text:list-item>
                <text:list-item>
                  <text:p text:style-name="P55">etc</text:p>
                </text:list-item>
              </text:list>
            </text:list-item>
          </text:list>
        </text:list-item>
      </text:list>
      <text:list xml:id="list3327711624268410645" text:style-name="L53">
        <text:list-item>
          <text:p text:style-name="P56">Update and bug test all current AI logic code</text:p>
        </text:list-item>
        <text:list-item>
          <text:p text:style-name="P56">Update Hive species AI logic</text:p>
          <text:list>
            <text:list-item>
              <text:p text:style-name="P56">advance in cover</text:p>
            </text:list-item>
            <text:list-item>
              <text:p text:style-name="P56">try circumvent a targets cover and flank them</text:p>
            </text:list-item>
            <text:list-item>
              <text:p text:style-name="P92">if target already in range AND not in cover, move to a new cover location in range and LoS of target logic</text:p>
            </text:list-item>
          </text:list>
        </text:list-item>
      </text:list>
      <text:p text:style-name="P105">Sprint 27: Update water tile sprites, implement new sprite atlas system (completed 5/10/19)</text:p>
      <text:list xml:id="list3257389558829730212" text:style-name="L56">
        <text:list-item>
          <text:p text:style-name="P95">water tile sprites change there sprite based on adjacent tiles</text:p>
        </text:list-item>
        <text:list-item>
          <text:p text:style-name="P95">Set up direction sprites for water tiles</text:p>
          <text:list>
            <text:list-item>
              <text:p text:style-name="P95">N,S,E,W,NE,NW,SE,SW sprites</text:p>
            </text:list-item>
            <text:list-item>
              <text:p text:style-name="P95">surrounded sprite</text:p>
            </text:list-item>
            <text:list-item>
              <text:p text:style-name="P95">isolated(alone) sprite</text:p>
            </text:list-item>
          </text:list>
        </text:list-item>
      </text:list>
      <text:list xml:id="list7899306479991801802" text:style-name="L92">
        <text:list-item>
          <text:p text:style-name="P100">Create new method that runes after level is instantiated</text:p>
          <text:list>
            <text:list-item>
              <text:p text:style-name="P100">checks every water tile, and updates its sprite </text:p>
            </text:list-item>
          </text:list>
        </text:list-item>
      </text:list>
      <text:p text:style-name="P105">Sprint 28: Update grass/dirt tile sprites, implement new sprite atlas system (completed 6/10/19)</text:p>
      <text:list xml:id="list20814094" text:continue-list="list3257389558829730212" text:style-name="L56">
        <text:list-item>
          <text:p text:style-name="P95">grass/dirt tile sprites change there sprite based on adjacent tiles DONE</text:p>
        </text:list-item>
        <text:list-item>
          <text:p text:style-name="P95">Set up direction sprites for water tiles DONE</text:p>
          <text:list>
            <text:list-item>
              <text:p text:style-name="P95">N,S,E,W,NE,NW,SE,SW sprites</text:p>
            </text:list-item>
            <text:list-item>
              <text:p text:style-name="P95">surrounded sprite</text:p>
            </text:list-item>
            <text:list-item>
              <text:p text:style-name="P95">isolated(alone) sprite</text:p>
            </text:list-item>
          </text:list>
        </text:list-item>
      </text:list>
      <text:list xml:id="list4515003415537726385" text:style-name="L94">
        <text:list-item>
          <text:p text:style-name="P101">Create random dirt/grass centre tile types to give map variety DONE</text:p>
        </text:list-item>
        <text:list-item>
          <text:p text:style-name="P101">create grass sprite on grass tile to make tile look more 'grassy' DONE</text:p>
        </text:list-item>
      </text:list>
      <text:p text:style-name="P105">Sprint 29: Update rockwall object sprites, implement new sprite atlas system for objects (completed 7/10/19)</text:p>
      <text:list xml:id="list20785383" text:continue-list="list20814094" text:style-name="L56">
        <text:list-item>
          <text:p text:style-name="P95">rockwall sprites change there sprite based on adjacent rockwalls /objects DONE</text:p>
        </text:list-item>
        <text:list-item>
          <text:p text:style-name="P95">Directional sprites cant be set up because i dont have them</text:p>
        </text:list-item>
      </text:list>
      <text:p text:style-name="P105">Sprint 30: Update tree sprites, add animations, add variety of animated grass elements to dirt tiles</text:p>
      <text:list xml:id="list1881123721324268172" text:style-name="L95">
        <text:list-item>
          <text:p text:style-name="P102"><text:soft-page-break/>Dirt tiles can have a random grass/bush/fauna sprite assigned to give the map variety</text:p>
          <text:list>
            <text:list-item>
              <text:p text:style-name="P102">find/create a list of different fauna objects and sprites</text:p>
            </text:list-item>
            <text:list-item>
              <text:p text:style-name="P102">implement method/system for randomly selecting and apply fauna objects to dirt tiles</text:p>
            </text:list-item>
            <text:list-item>
              <text:p text:style-name="P102">animate all fauna objects / sprites</text:p>
            </text:list-item>
          </text:list>
        </text:list-item>
      </text:list>
      <text:list xml:id="list4156796852393959672" text:style-name="L96">
        <text:list-item>
          <text:p text:style-name="P103">Make trees look nice and animated</text:p>
          <text:list>
            <text:list-item>
              <text:p text:style-name="P103">find/create a list of different tree objects and sprites</text:p>
            </text:list-item>
            <text:list-item>
              <text:p text:style-name="P103">implement method/system for making tree world objects select and apply a random tree animation</text:p>
            </text:list-item>
          </text:list>
        </text:list-item>
      </text:list>
      <text:p text:style-name="P5">Sprint??: Tile highlights rework</text:p>
      <text:list xml:id="list3871124005221993544" text:style-name="L97">
        <text:list-item>
          <text:p text:style-name="P104">Update and rework tile highlights</text:p>
          <text:list>
            <text:list-item>
              <text:p text:style-name="P104">tile no longer highlights. Instead, tiles have a blank tile above them that turns on, and this plays highlight instead</text:p>
            </text:list-item>
            <text:list-item>
              <text:p text:style-name="P104">ordering layers setup correctly with living entities, worldobjects and edge sprites</text:p>
            </text:list-item>
            <text:list-item>
              <text:p text:style-name="P104">speed up highlight animation twice as much</text:p>
            </text:list-item>
          </text:list>
        </text:list-item>
      </text:list>
      <text:p text:style-name="P5">Sprint ??: Enemy Spawning / Difficulty /Scaling /Balance</text:p>
      <text:list xml:id="list7850796305742317273" text:style-name="L54">
        <text:list-item>
          <text:p text:style-name="P93">Make the game playable and interesting up to at least turn 50</text:p>
        </text:list-item>
        <text:list-item>
          <text:p text:style-name="P93">Implement spawn multiple waves at a time</text:p>
          <text:list>
            <text:list-item>
              <text:p text:style-name="P93">Decide which turn double waves should occur</text:p>
            </text:list-item>
            <text:list-item>
              <text:p text:style-name="P93">Update 'spawn next wave ' method two spawn an additional wave</text:p>
              <text:list>
                <text:list-item>
                  <text:p text:style-name="P93">make waves spawn at different locations</text:p>
                </text:list-item>
              </text:list>
            </text:list-item>
          </text:list>
        </text:list-item>
      </text:list>
      <text:list xml:id="list1266471634445236544" text:style-name="L55">
        <text:list-item>
          <text:p text:style-name="P94">Balance and play test defenders, resources, loot boxes and enemies</text:p>
          <text:list>
            <text:list-item>
              <text:p text:style-name="P94">finalize starting properties (starting gold, passive income, starting characters, starting troop capacity, etc</text:p>
            </text:list-item>
            <text:list-item>
              <text:p text:style-name="P94">experiment with defender/enemy hp, damage, mobility etc</text:p>
            </text:list-item>
          </text:list>
        </text:list-item>
      </text:list>
      <text:p text:style-name="P5"/>
      <text:p text:style-name="P5">Sprint ??: <text:s/>New Defender anims + sprites</text:p>
      <text:list xml:id="list9118412683127796581" text:style-name="L60">
        <text:list-item>
          <text:p text:style-name="P96">Set up sprites/anims for rifleman, sniper, machine gunner and ranger</text:p>
          <text:list>
            <text:list-item>
              <text:p text:style-name="P96">rifleman</text:p>
              <text:list>
                <text:list-item>
                  <text:p text:style-name="P96">find sprites</text:p>
                </text:list-item>
                <text:list-item>
                  <text:p text:style-name="P96"><text:soft-page-break/>prepare images with paint/gimp</text:p>
                </text:list-item>
                <text:list-item>
                  <text:p text:style-name="P96">set up animations + animator controller</text:p>
                </text:list-item>
              </text:list>
            </text:list-item>
            <text:list-item>
              <text:p text:style-name="P96">Ranger</text:p>
              <text:list>
                <text:list-item>
                  <text:p text:style-name="P96">find sprites</text:p>
                </text:list-item>
                <text:list-item>
                  <text:p text:style-name="P96">prepare images with paint/gimp</text:p>
                </text:list-item>
                <text:list-item>
                  <text:p text:style-name="P96">set up animations + animator controller</text:p>
                </text:list-item>
              </text:list>
            </text:list-item>
            <text:list-item>
              <text:p text:style-name="P96">Machine Gunner</text:p>
              <text:list>
                <text:list-item>
                  <text:p text:style-name="P96">find sprites</text:p>
                </text:list-item>
                <text:list-item>
                  <text:p text:style-name="P96">prepare images with paint/gimp</text:p>
                </text:list-item>
                <text:list-item>
                  <text:p text:style-name="P96">set up animations + animator controller</text:p>
                </text:list-item>
              </text:list>
            </text:list-item>
            <text:list-item>
              <text:p text:style-name="P96">Ranger</text:p>
              <text:list>
                <text:list-item>
                  <text:p text:style-name="P96">find sprites</text:p>
                </text:list-item>
                <text:list-item>
                  <text:p text:style-name="P96">prepare images with paint/gimp</text:p>
                </text:list-item>
                <text:list-item>
                  <text:p text:style-name="P96">set up animations + animator controller</text:p>
                </text:list-item>
              </text:list>
            </text:list-item>
          </text:list>
        </text:list-item>
      </text:list>
      <text:p text:style-name="P5">Sprint ?? Shoot animations</text:p>
      <text:list xml:id="list4571812794547028402" text:style-name="L61">
        <text:list-item>
          <text:p text:style-name="P97">Set up rifleman shoot animation event</text:p>
        </text:list-item>
        <text:list-item>
          <text:p text:style-name="P97">Process</text:p>
          <text:list>
            <text:list-item>
              <text:p text:style-name="P97">On perform shoot, shoot anim is triggered</text:p>
            </text:list-item>
            <text:list-item>
              <text:p text:style-name="P97">projectiles are created and sent from attacker position to target position</text:p>
            </text:list-item>
            <text:list-item>
              <text:p text:style-name="P97">handle damage method waits until attack animation finished</text:p>
            </text:list-item>
            <text:list-item>
              <text:p text:style-name="P97">attack animation needs a method for setting attack anim bool as finished</text:p>
            </text:list-item>
          </text:list>
        </text:list-item>
      </text:list>
      <text:p text:style-name="P1">Sprint ??: loot box object + related events</text:p>
      <text:list xml:id="list20803172" text:continue-list="list20799804" text:style-name="L46">
        <text:list-item>
          <text:p text:style-name="P49">Design + implement loot box prefab and sprites</text:p>
        </text:list-item>
        <text:list-item>
          <text:p text:style-name="P49">Implement loot box types for future scalability (e.g. Enum for rarity, or enum for reward like gold, steel, weapon etc)</text:p>
        </text:list-item>
        <text:list-item>
          <text:p text:style-name="P49">Create system for generating loot boxes and define <text:s/>rules</text:p>
          <text:list>
            <text:list-item>
              <text:p text:style-name="P49">generate which loot and how much of it</text:p>
            </text:list-item>
            <text:list-item>
              <text:p text:style-name="P49">generate a spawn location randomly and define rules (cant be dropped on invalid tiles, etc)</text:p>
            </text:list-item>
            <text:list-item>
              <text:p text:style-name="P49"><text:soft-page-break/>dictate frequency of loot box spawning (min tim between spawns, max time between spawns)</text:p>
            </text:list-item>
          </text:list>
        </text:list-item>
        <text:list-item>
          <text:p text:style-name="P49">Lootbox interactions to implement</text:p>
          <text:list>
            <text:list-item>
              <text:p text:style-name="P49">Loot box clicked on shows VFX notification of the reward it contained</text:p>
            </text:list-item>
            <text:list-item>
              <text:p text:style-name="P49">Loot box is destroyed when timer runs out</text:p>
            </text:list-item>
            <text:list-item>
              <text:p text:style-name="P49">Loot box is destroyed when looted</text:p>
            </text:list-item>
            <text:list-item>
              <text:p text:style-name="P49">Loot box can only be looted when a defender is adjacent to it</text:p>
            </text:list-item>
          </text:list>
        </text:list-item>
      </text:list>
      <text:list xml:id="list8172028162519109597" text:style-name="L62">
        <text:list-item>
          <text:p text:style-name="P57">loot box spawns after character on turn start events, but before turn notification</text:p>
        </text:list-item>
        <text:list-item>
          <text:p text:style-name="P57">loot box countdown timer decreases during this time frame correctly</text:p>
        </text:list-item>
        <text:list-item>
          <text:p text:style-name="P57">camera looks at the loot box position as it spawns to notify player</text:p>
        </text:list-item>
        <text:list-item>
          <text:p text:style-name="P57">turn manager yields and waits until this event has finished correctly</text:p>
        </text:list-item>
        <text:list-item>
          <text:p text:style-name="P98">player control over the camera and defenders is disabled during this time working</text:p>
        </text:list-item>
      </text:list>
      <text:p text:style-name="P5"/>
      <text:p text:style-name="P5">Sprint ??: Design Implement elite enemies</text:p>
      <text:list xml:id="list103562829321243938" text:style-name="L63">
        <text:list-item>
          <text:p text:style-name="P58">Design + Implement level 1 elite enemy</text:p>
        </text:list-item>
        <text:list-item>
          <text:p text:style-name="P58">Design + implement level 2 elite enemy</text:p>
        </text:list-item>
      </text:list>
      <text:p text:style-name="P1"/>
      <text:p text:style-name="P1">Sprint ??: Weapon traits / attributes</text:p>
      <text:list xml:id="list4553326421094555038" text:style-name="L64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8260247902803554822" text:style-name="L65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20787547" text:continue-list="list3592274529442193286" text:style-name="L52">
        <text:list-item>
          <text:p text:style-name="P55">Refactor all code in living entities related to ai logic in to AiLogic class</text:p>
        </text:list-item>
        <text:list-item>
          <text:p text:style-name="P55"><text:soft-page-break/>Create LivingEntityLogic static class</text:p>
          <text:list>
            <text:list-item>
              <text:p text:style-name="P55">class manages logic and bools related to both enemies and defenders, such as</text:p>
              <text:list>
                <text:list-item>
                  <text:p text:style-name="P55">IsTargetInRange</text:p>
                </text:list-item>
                <text:list-item>
                  <text:p text:style-name="P55">IsEngagedInMelee</text:p>
                </text:list-item>
                <text:list-item>
                  <text:p text:style-name="P55">IsTargetValid</text:p>
                </text:list-item>
                <text:list-item>
                  <text:p text:style-name="P55">IsAbilityValid</text:p>
                </text:list-item>
                <text:list-item>
                  <text:p text:style-name="P55">etc</text:p>
                </text:list-item>
              </text:list>
            </text:list-item>
          </text:list>
        </text:list-item>
      </text:list>
      <text:list xml:id="list8890848170765867184" text:style-name="L66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5398933199830724552" text:style-name="L67">
        <text:list-item>
          <text:p text:style-name="P62">Design and brainstorm ideas for warcasters and things ability</text:p>
          <text:list>
            <text:list-item>
              <text:p text:style-name="P62">power level</text:p>
            </text:list-item>
            <text:list-item>
              <text:p text:style-name="P62">abilities</text:p>
            </text:list-item>
            <text:list-item>
              <text:p text:style-name="P62">passive traits</text:p>
            </text:list-item>
            <text:list-item>
              <text:p text:style-name="P62">control zone abilities/passives</text:p>
            </text:list-item>
            <text:list-item>
              <text:p text:style-name="P62">what happens when a warcaster dies?</text:p>
            </text:list-item>
          </text:list>
        </text:list-item>
      </text:list>
      <text:p text:style-name="P1"/>
      <text:p text:style-name="P1">Sprint ??: Player Score</text:p>
      <text:list xml:id="list9126285178892768101" text:style-name="L68">
        <text:list-item>
          <text:p text:style-name="P63">Implement a scoring system</text:p>
        </text:list-item>
      </text:list>
      <text:list xml:id="list7299422317257337210" text:style-name="L69">
        <text:list-item>
          <text:p text:style-name="P64">New Script: Player score manager</text:p>
        </text:list-item>
        <text:list-item>
          <text:p text:style-name="P64">Design different ways to score more points</text:p>
          <text:list>
            <text:list-item>
              <text:p text:style-name="P64">enemies killed</text:p>
            </text:list-item>
            <text:list-item>
              <text:p text:style-name="P64"><text:soft-page-break/>resources collected</text:p>
            </text:list-item>
            <text:list-item>
              <text:p text:style-name="P64">tiles moved over</text:p>
            </text:list-item>
            <text:list-item>
              <text:p text:style-name="P64">shots hit / missed</text:p>
            </text:list-item>
            <text:list-item>
              <text:p text:style-name="P64">defenders lost</text:p>
            </text:list-item>
            <text:list-item>
              <text:p text:style-name="P64">obstructions built</text:p>
            </text:list-item>
            <text:list-item>
              <text:p text:style-name="P64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263649387249230251" text:style-name="L70">
        <text:list-item>
          <text:p text:style-name="P65">Find and implement sci-fi themed UI sprites for UI elements</text:p>
        </text:list-item>
        <text:list-item>
          <text:p text:style-name="P65">Find a scifi themed font</text:p>
        </text:list-item>
        <text:list-item>
          <text:p text:style-name="P65">Find + implement new sprites / animations for defenders</text:p>
        </text:list-item>
        <text:list-item>
          <text:p text:style-name="P65">Find + implement new sprites / animations for enemies</text:p>
        </text:list-item>
        <text:list-item>
          <text:p text:style-name="P65">Find + implement new sprites / animations for world objects</text:p>
          <text:list>
            <text:list-item>
              <text:p text:style-name="P65">try find trees with animations</text:p>
            </text:list-item>
          </text:list>
        </text:list-item>
      </text:list>
      <text:p text:style-name="P1"/>
      <text:p text:style-name="P1">Future Sprint Stuff</text:p>
      <text:list xml:id="list1007916440751977762" text:style-name="L71">
        <text:list-item>
          <text:p text:style-name="P66">Redesign and impement UI elements</text:p>
          <text:list>
            <text:list-item>
              <text:p text:style-name="P66">Top panel</text:p>
            </text:list-item>
            <text:list-item>
              <text:p text:style-name="P66">Defender/construct buttons + panel</text:p>
            </text:list-item>
            <text:list-item>
              <text:p text:style-name="P66">Defender screen overlay UI</text:p>
              <text:list>
                <text:list-item>
                  <text:p text:style-name="P66">Defender ability bar</text:p>
                </text:list-item>
                <text:list-item>
                  <text:p text:style-name="P66">defender stat panel</text:p>
                </text:list-item>
                <text:list-item>
                  <text:p text:style-name="P66">defender weapons panel</text:p>
                </text:list-item>
              </text:list>
            </text:list-item>
          </text:list>
        </text:list-item>
      </text:list>
      <text:list xml:id="list5103824742208445099" text:style-name="L72">
        <text:list-item>
          <text:p text:style-name="P67">Implement when enemy mouse over during shoot targetting, it shows the hit chance percentage</text:p>
        </text:list-item>
        <text:list-item>
          <text:p text:style-name="P67">Update hover class</text:p>
          <text:list>
            <text:list-item>
              <text:p text:style-name="P67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5136438377622694191" text:style-name="L73">
        <text:list-item>
          <text:p text:style-name="P68"><text:soft-page-break/>Update Tile animations</text:p>
          <text:list>
            <text:list-item>
              <text:p text:style-name="P68">Tilescripts sprite renderer is no longer directed animated/highlighted. Instead, place a blank white/partially transparent tile over the tile, and highlight that.</text:p>
              <text:list>
                <text:list-item>
                  <text:p text:style-name="P68">Make sure the the blank tile doesnt block mouse clicks/raycasts</text:p>
                </text:list-item>
              </text:list>
            </text:list-item>
            <text:list-item>
              <text:p text:style-name="P68">tile animations play faster</text:p>
            </text:list-item>
            <text:list-item>
              <text:p text:style-name="P68">tile highlight animation stops immediatly when cancel is triggered, instead of playing out the entire animation</text:p>
            </text:list-item>
          </text:list>
        </text:list-item>
      </text:list>
      <text:list xml:id="list20813858" text:continue-list="list5103824742208445099" text:style-name="L72">
        <text:list-item>
          <text:p text:style-name="P67">Find sprites and re do animations for </text:p>
          <text:list>
            <text:list-item>
              <text:p text:style-name="P67">rifleman</text:p>
            </text:list-item>
            <text:list-item>
              <text:p text:style-name="P67">hive gunner</text:p>
            </text:list-item>
            <text:list-item>
              <text:p text:style-name="P67">hive swarmer</text:p>
            </text:list-item>
          </text:list>
        </text:list-item>
      </text:list>
      <text:list xml:id="list4258564377407947253" text:style-name="L74">
        <text:list-item>
          <text:p text:style-name="P69">Find new sprites for tiles</text:p>
        </text:list-item>
        <text:list-item>
          <text:p text:style-name="P69">Find new sprites/animations for world objects</text:p>
          <text:list>
            <text:list-item>
              <text:p text:style-name="P69">tree</text:p>
            </text:list-item>
            <text:list-item>
              <text:p text:style-name="P69">rock wall</text:p>
            </text:list-item>
            <text:list-item>
              <text:p text:style-name="P69">rubble</text:p>
            </text:list-item>
          </text:list>
        </text:list-item>
      </text:list>
      <text:list xml:id="list2277453720276936155" text:style-name="L75">
        <text:list-item>
          <text:p text:style-name="P70">Rifleman: Implement throw hand grenade ability</text:p>
        </text:list-item>
        <text:list-item>
          <text:p text:style-name="P70">Resources</text:p>
          <text:list>
            <text:list-item>
              <text:p text:style-name="P70">Implement different resources: gold, steel, wood</text:p>
            </text:list-item>
            <text:list-item>
              <text:p text:style-name="P70">Create new static script for managing a players resources (re-do gamemanager singleton)</text:p>
            </text:list-item>
            <text:list-item>
              <text:p text:style-name="P70">create icons/text meshs for gold, steel, wood on the top panel</text:p>
            </text:list-item>
            <text:list-item>
              <text:p text:style-name="P70">Implement defenders and constructs have resource costs</text:p>
              <text:list>
                <text:list-item>
                  <text:p text:style-name="P70">defenders/constructs cannot be placed if player does not have enough resources</text:p>
                </text:list-item>
              </text:list>
            </text:list-item>
          </text:list>
        </text:list-item>
      </text:list>
      <text:list xml:id="list6106018845127122123" text:style-name="L76">
        <text:list-item>
          <text:p text:style-name="P71">Tile and object sprite rules</text:p>
        </text:list-item>
      </text:list>
      <text:list xml:id="list6741487222375429397" text:style-name="L77">
        <text:list-item>
          <text:p text:style-name="P72">Water tiles edit their sprites based on other adjacent water sprites automatically e.g.</text:p>
          <text:list>
            <text:list-item>
              <text:p text:style-name="P72">Edge water sprite, centre water sprite, corner water sprite</text:p>
            </text:list-item>
          </text:list>
        </text:list-item>
        <text:list-item>
          <text:p text:style-name="P72">Rock wall objects edit their sprites based on other adjacent rock wall object sprites automatically e.g.</text:p>
          <text:list>
            <text:list-item>
              <text:p text:style-name="P72">Centre rock, edge rock, corner rock, isolated rock</text:p>
            </text:list-item>
          </text:list>
        </text:list-item>
      </text:list>
      <text:list xml:id="list6125148226343994175" text:style-name="L78">
        <text:list-item>
          <text:p text:style-name="P73"><text:soft-page-break/>Projectile animations and attack animation</text:p>
          <text:list>
            <text:list-item>
              <text:p text:style-name="P73">Add shoot attack animations to characters (maybe not yet, maybe these animations arent available)</text:p>
            </text:list-item>
            <text:list-item>
              <text:p text:style-name="P73">Attack (shoot) animation sequence</text:p>
              <text:list>
                <text:list-item>
                  <text:p text:style-name="P73">attacker makes attack movement animation</text:p>
                </text:list-item>
                <text:list-item>
                  <text:p text:style-name="P73">instantiate a projectile and launch it at the target</text:p>
                </text:list-item>
                <text:list-item>
                  <text:p text:style-name="P73">yield return wait until the projectile hits target</text:p>
                </text:list-item>
                <text:list-item>
                  <text:p text:style-name="P73">resolve damage/attack event, show damage or miss notification</text:p>
                  <text:list>
                    <text:list-item>
                      <text:p text:style-name="P73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7094507389890959194" text:style-name="L79">
        <text:list-item>
          <text:p text:style-name="P74">Implement spaceship control zone</text:p>
        </text:list-item>
        <text:list-item>
          <text:p text:style-name="P74">defenders cant be placed anywhere, they can only be placed inside the spaceship control zone</text:p>
        </text:list-item>
      </text:list>
      <text:p text:style-name="P1">Implement Character Points</text:p>
      <text:list xml:id="list4586213449011715766" text:style-name="L80">
        <text:list-item>
          <text:p text:style-name="P75">Characters have a 'point' value property</text:p>
        </text:list-item>
        <text:list-item>
          <text:p text:style-name="P75">implement point icon + current points / max points text on top panel</text:p>
        </text:list-item>
        <text:list-item>
          <text:p text:style-name="P75">implement cant recruit a new defender if it would take player above points maximum</text:p>
        </text:list-item>
        <text:list-item>
          <text:p text:style-name="P75">Add point cost icon/text to each defender button on panel</text:p>
        </text:list-item>
      </text:list>
      <text:p text:style-name="P1"/>
      <text:p text:style-name="P1">Implement Loot Box</text:p>
      <text:list xml:id="list5271021618005287185" text:style-name="L81">
        <text:list-item>
          <text:p text:style-name="P76">Implement loot box prefab/sprite/animations</text:p>
        </text:list-item>
        <text:list-item>
          <text:p text:style-name="P76">Implement new loot box event</text:p>
          <text:list>
            <text:list-item>
              <text:p text:style-name="P76">when new loot box gets created on turn start, camera looks at the box to show the player its position</text:p>
            </text:list-item>
            <text:list-item>
              <text:p text:style-name="P76">yield return wait until this event is finished</text:p>
            </text:list-item>
          </text:list>
        </text:list-item>
      </text:list>
      <text:list xml:id="list157291195479490752" text:style-name="L82">
        <text:list-item>
          <text:p text:style-name="P77">Implement Consumables system</text:p>
          <text:list>
            <text:list-item>
              <text:p text:style-name="P77">Design / implement 3 different consumables</text:p>
            </text:list-item>
            <text:list-item>
              <text:p text:style-name="P77">Add consumable slots to top panel</text:p>
            </text:list-item>
            <text:list-item>
              <text:p text:style-name="P77">Create new consumable scripts</text:p>
              <text:list>
                <text:list-item>
                  <text:p text:style-name="P77">ConsumableDataSO</text:p>
                </text:list-item>
                <text:list-item>
                  <text:p text:style-name="P77"><text:soft-page-break/>ConsumableLogic</text:p>
                </text:list-item>
                <text:list-item>
                  <text:p text:style-name="P77">ConsumableLibrary</text:p>
                </text:list-item>
                <text:list-item>
                  <text:p text:style-name="P77">Consumable / ConsumableButton</text:p>
                </text:list-item>
              </text:list>
            </text:list-item>
          </text:list>
        </text:list-item>
      </text:list>
      <text:list xml:id="list250950861829060543" text:style-name="L83">
        <text:list-item>
          <text:p text:style-name="P78">Create consumable / Consumable button prefab</text:p>
        </text:list-item>
        <text:list-item>
          <text:p text:style-name="P78">Create logic / methods</text:p>
          <text:list>
            <text:list-item>
              <text:p text:style-name="P78">GivePlayerConsumable(Consumable)</text:p>
            </text:list-item>
            <text:list-item>
              <text:p text:style-name="P78">UseConsumable()</text:p>
            </text:list-item>
            <text:list-item>
              <text:p text:style-name="P78">OnConsumableButtonClicked</text:p>
              <text:list>
                <text:list-item>
                  <text:p text:style-name="P78">figure out which consumable got clicked</text:p>
                </text:list-item>
                <text:list-item>
                  <text:p text:style-name="P78">look for targets, highlight tiles, awaitn order, etc</text:p>
                </text:list-item>
                <text:list-item>
                  <text:p text:style-name="P78">perform consumable effect</text:p>
                </text:list-item>
                <text:list-item>
                  <text:p text:style-name="P78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2026545291203442831" text:style-name="L84">
        <text:list-item>
          <text:p text:style-name="P79">Implement and design 3 different maps</text:p>
        </text:list-item>
        <text:list-item>
          <text:p text:style-name="P79">balance, test and modify maps</text:p>
        </text:list-item>
        <text:list-item>
          <text:p text:style-name="P79">implement level manager method for randomly choosing a map</text:p>
        </text:list-item>
      </text:list>
      <text:p text:style-name="P1">Set up Core game loop</text:p>
      <text:list xml:id="list5881600500460990911" text:style-name="L85">
        <text:list-item>
          <text:p text:style-name="P80">Enemies target spaceship correctly</text:p>
        </text:list-item>
        <text:list-item>
          <text:p text:style-name="P80">no erorrs occur when spaceship is destroyed</text:p>
        </text:list-item>
        <text:list-item>
          <text:p text:style-name="P80">if spaceship is destroyed, game over event starts</text:p>
        </text:list-item>
        <text:list-item>
          <text:p text:style-name="P80">Game over event</text:p>
          <text:list>
            <text:list-item>
              <text:p text:style-name="P80">space ship plays a explosion animation</text:p>
            </text:list-item>
            <text:list-item>
              <text:p text:style-name="P80">black screen half fades in</text:p>
            </text:list-item>
            <text:list-item>
              <text:p text:style-name="P80">game over panel window appears centre screen over everything</text:p>
            </text:list-item>
            <text:list-item>
              <text:p text:style-name="P80">game over screen elements</text:p>
              <text:list>
                <text:list-item>
                  <text:p text:style-name="P80">Game over text</text:p>
                </text:list-item>
                <text:list-item>
                  <text:p text:style-name="P80">new game button</text:p>
                </text:list-item>
                <text:list-item>
                  <text:p text:style-name="P80">main menu button</text:p>
                </text:list-item>
                <text:list-item>
                  <text:p text:style-name="P80"><text:soft-page-break/>Player Score</text:p>
                  <text:list>
                    <text:list-item>
                      <text:p text:style-name="P80">different elements that contribute to score e.g.</text:p>
                      <text:list>
                        <text:list-item>
                          <text:p text:style-name="P80">Basic enemies killed</text:p>
                        </text:list-item>
                        <text:list-item>
                          <text:p text:style-name="P80">waves survived</text:p>
                        </text:list-item>
                        <text:list-item>
                          <text:p text:style-name="P80">elites killed</text:p>
                        </text:list-item>
                        <text:list-item>
                          <text:p text:style-name="P80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4599135755220264281" text:style-name="L86">
        <text:list-item>
          <text:p text:style-name="P81">Scene loading / generation</text:p>
        </text:list-item>
      </text:list>
      <text:list xml:id="list2229105471885501070" text:style-name="L87">
        <text:list-item>
          <text:p text:style-name="P82">Fix scene load visual order / timing</text:p>
        </text:list-item>
        <text:list-item>
          <text:p text:style-name="P82">Implement load scene async system</text:p>
        </text:list-item>
        <text:list-item>
          <text:p text:style-name="P82">Implement loading bar / progress bar</text:p>
        </text:list-item>
      </text:list>
      <text:list xml:id="list3566359775058556588" text:style-name="L88">
        <text:list-item>
          <text:p text:style-name="P83">Implement + design details on game start properties</text:p>
          <text:list>
            <text:list-item>
              <text:p text:style-name="P83">how many resources does player start with?</text:p>
            </text:list-item>
            <text:list-item>
              <text:p text:style-name="P83">How many defenders?</text:p>
            </text:list-item>
            <text:list-item>
              <text:p text:style-name="P83">Which defenders?</text:p>
            </text:list-item>
            <text:list-item>
              <text:p text:style-name="P83">What positions do the defenders start in?</text:p>
            </text:list-item>
            <text:list-item>
              <text:p text:style-name="P83">Should spaceship area have some sandbags/cover around it</text:p>
            </text:list-item>
          </text:list>
        </text:list-item>
      </text:list>
      <text:p text:style-name="P1">Income System</text:p>
      <text:list xml:id="list234165285677699026" text:style-name="L89">
        <text:list-item>
          <text:p text:style-name="P84">Design + implement details on income</text:p>
          <text:list>
            <text:list-item>
              <text:p text:style-name="P84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4846575861712750540" text:style-name="L90">
        <text:list-item>
          <text:p text:style-name="P85">Implement 'overwatch' ability</text:p>
        </text:list-item>
      </text:list>
      <text:p text:style-name="P1">Defenders</text:p>
      <text:list xml:id="list7549360938018719836" text:style-name="L91">
        <text:list-item>
          <text:p text:style-name="P86">Design + Implement Ranger</text:p>
          <text:list>
            <text:list-item>
              <text:p text:style-name="P86">Ranger abilities / passive traits designed + implemented</text:p>
            </text:list-item>
            <text:list-item>
              <text:p text:style-name="P86"><text:soft-page-break/>ranger Weapons designed + implemented</text:p>
            </text:list-item>
            <text:list-item>
              <text:p text:style-name="P86">ranger properties / stats designed and tested</text:p>
            </text:list-item>
            <text:list-item>
              <text:p text:style-name="P86">Ranger button added to panel</text:p>
            </text:list-item>
          </text:list>
        </text:list-item>
        <text:list-item>
          <text:p text:style-name="P86">Design + Implement Engineer</text:p>
        </text:list-item>
        <text:list-item>
          <text:p text:style-name="P86">Design + Implement Marksman</text:p>
        </text:list-item>
        <text:list-item>
          <text:p text:style-name="P86">Design + Implement Radioman</text:p>
        </text:list-item>
        <text:list-item>
          <text:p text:style-name="P86">Design + Implement Gatting Gunner</text:p>
        </text:list-item>
        <text:list-item>
          <text:p text:style-name="P86">Maybe can combine engineer and radioman into a single role OR</text:p>
        </text:list-item>
        <text:list-item>
          <text:p text:style-name="P86">Radio man should have good support abilities/passives (increase ally defense, mark targets, etc)</text:p>
        </text:list-item>
        <text:list-item>
          <text:p text:style-name="P86">Extra potential classes</text:p>
          <text:list>
            <text:list-item>
              <text:p text:style-name="P86">Medic</text:p>
            </text:list-item>
            <text:list-item>
              <text:p text:style-name="P86">Scout</text:p>
            </text:list-item>
            <text:list-item>
              <text:p text:style-name="P86">Sergeant</text:p>
            </text:list-item>
            <text:list-item>
              <text:p text:style-name="P86">Demolition Expert</text:p>
            </text:list-item>
            <text:list-item>
              <text:p text:style-name="P86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7T00:59:10.78</dc:date>
    <dc:creator>will black</dc:creator>
    <meta:editing-duration>P13DT12H42M24S</meta:editing-duration>
    <meta:editing-cycles>458</meta:editing-cycles>
    <meta:generator>OpenOffice/4.1.6$Win32 OpenOffice.org_project/416m1$Build-9790</meta:generator>
    <meta:document-statistic meta:table-count="0" meta:image-count="0" meta:object-count="0" meta:page-count="24" meta:paragraph-count="630" meta:word-count="4608" meta:character-count="26624"/>
  </office:meta>
</office:document-meta>
</file>